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0686" officeooo:paragraph-rsid="00050686"/>
    </style:style>
    <style:style style:name="P2" style:family="paragraph" style:parent-style-name="Standard">
      <style:text-properties officeooo:rsid="00069a32" officeooo:paragraph-rsid="00069a32"/>
    </style:style>
    <style:style style:name="P3" style:family="paragraph" style:parent-style-name="Standard">
      <style:text-properties officeooo:rsid="0007f90a" officeooo:paragraph-rsid="0007f90a"/>
    </style:style>
    <style:style style:name="P4" style:family="paragraph" style:parent-style-name="Standard">
      <style:text-properties officeooo:rsid="000876d3" officeooo:paragraph-rsid="000876d3"/>
    </style:style>
    <style:style style:name="P5" style:family="paragraph" style:parent-style-name="Table_20_Contents">
      <style:text-properties fo:font-weight="bold" officeooo:rsid="0002684b" officeooo:paragraph-rsid="0002684b" style:font-weight-asian="bold" style:font-weight-complex="bold"/>
    </style:style>
    <style:style style:name="P6" style:family="paragraph" style:parent-style-name="Table_20_Contents">
      <style:text-properties fo:font-weight="bold" officeooo:rsid="0002e270" officeooo:paragraph-rsid="0002e27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9a32" style:font-weight-asian="normal" style:font-weight-complex="normal"/>
    </style:style>
    <style:style style:name="T3" style:family="text">
      <style:text-properties fo:font-weight="normal" officeooo:rsid="000876d3" style:font-weight-asian="normal" style:font-weight-complex="normal"/>
    </style:style>
    <style:style style:name="T4" style:family="text">
      <style:text-properties fo:font-weight="normal" officeooo:rsid="00094911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069a3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69a32" style:font-weight-asian="bold" style:font-weight-complex="bold"/>
    </style:style>
    <style:style style:name="T10" style:family="text">
      <style:text-properties fo:font-weight="bold" officeooo:rsid="000876d3" style:font-weight-asian="bold" style:font-weight-complex="bold"/>
    </style:style>
    <style:style style:name="T11" style:family="text">
      <style:text-properties fo:font-weight="bold" officeooo:rsid="0009491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284471467792">
          <table:table-cell table:style-name="Tableau1.A1" office:value-type="string">
            <text:p text:style-name="P5">Client<text:span text:style-name="T1">(</text:span><text:span text:style-name="T5">N°Client</text:span><text:span text:style-name="T6">, NomClient, PrenomClient)</text:span></text:p>
          </table:table-cell>
        </table:table-row>
        <table:table-row table:style-name="TableLine94284471467792">
          <table:table-cell table:style-name="Tableau1.A2" office:value-type="string">
            <text:p text:style-name="P6">Commande<text:span text:style-name="T1">(</text:span><text:span text:style-name="T5">N°Commande</text:span><text:span text:style-name="T6">, N°Client, DateCommande, MontantCommande)</text:span></text:p>
          </table:table-cell>
        </table:table-row>
        <table:table-row table:style-name="TableLine94284471467792">
          <table:table-cell table:style-name="Tableau1.A2" office:value-type="string">
            <text:p text:style-name="P6">SeComposeDe<text:span text:style-name="T1">(</text:span><text:span text:style-name="T5">N°Commande</text:span><text:span text:style-name="T6">, </text:span><text:span text:style-name="T5">N°Article</text:span><text:span text:style-name="T6">, Qte, TauxTva)</text:span></text:p>
          </table:table-cell>
        </table:table-row>
        <table:table-row table:style-name="TableLine94284471467792">
          <table:table-cell table:style-name="Tableau1.A2" office:value-type="string">
            <text:p text:style-name="P6">Article<text:span text:style-name="T1">(</text:span><text:span text:style-name="T5">N°Article</text:span><text:span text:style-name="T6">, DesignationArticle, PUArticle)</text:span></text:p>
          </table:table-cell>
        </table:table-row>
      </table:table>
      <text:p text:style-name="Standard"/>
      <text:p text:style-name="P1">L’association <text:span text:style-name="T9">Passe</text:span> disparaît, la clé primaire <text:span text:style-name="T7">N°Client devient une clé étrangère dans la table </text:span><text:span text:style-name="T9">Commande</text:span><text:span text:style-name="T2">.</text:span></text:p>
      <text:p text:style-name="P1"><text:span text:style-name="T2"/></text:p>
      <text:p text:style-name="P2"><text:span text:style-name="T1">L’association </text:span><text:span text:style-name="T8">SeComposeDe</text:span><text:span text:style-name="T1"> devient une table de jointure contenant les clés primaires N°Commande et N°Article provenants des tables </text:span><text:span text:style-name="T8">Commande</text:span><text:span text:style-name="T1"> et </text:span><text:span text:style-name="T8">Article</text:span><text:span text:style-name="T1">.</text:span></text:p>
      <text:p text:style-name="P2"><text:span text:style-name="T1"/></text:p>
      <text:p text:style-name="P3"><text:span text:style-name="T1">La clé primaire </text:span><text:span text:style-name="T8">N°Client</text:span><text:span text:style-name="T1"> </text:span><text:span text:style-name="T4">de la table </text:span><text:span text:style-name="T11">Client</text:span><text:span text:style-name="T1"> sert d’identifiant pour chaque nouveau client pour lequel il sera incrémenté, permettant de les identifier de façon unique, </text:span><text:span text:style-name="T3">il en va de même concernant les clés primaires </text:span><text:span text:style-name="T10">N°Commande</text:span><text:span text:style-name="T3"> et </text:span><text:span text:style-name="T10">N°Article</text:span><text:span text:style-name="T3"> qui permettent d’identifier de façon unique une commande et un article dans les tables </text:span><text:span text:style-name="T10">Commande</text:span><text:span text:style-name="T3"> et </text:span><text:span text:style-name="T10">Article</text:span><text:span text:style-name="T1">.</text:span></text:p>
      <text:p text:style-name="P2"><text:span text:style-name="T1"/></text:p>
      <text:p text:style-name="P4"><text:span text:style-name="T1">La clé étrangère </text:span><text:span text:style-name="T8">N°Client</text:span><text:span text:style-name="T1"> dans la table </text:span><text:span text:style-name="T8">Commande</text:span><text:span text:style-name="T1"> sert à relier un client pour chaque commande enregistrée, celle-ci fait donc </text:span><text:span text:style-name="T5">référence</text:span><text:span text:style-name="T1"> à la clé primaire de la table </text:span><text:span text:style-name="T8">Client</text:span><text:span text:style-name="T1">.</text:span></text:p>
      <text:p text:style-name="P4"><text:span text:style-name="T1"/></text:p>
      <text:p text:style-name="P4"><text:span text:style-name="T1">Les clés primaires de la table de jointure </text:span><text:span text:style-name="T8">SeComposeDe</text:span><text:span text:style-name="T1"> sont des clés étrangères faisant </text:span><text:span text:style-name="T5">référence</text:span><text:span text:style-name="T1"> aux clés primaires </text:span><text:span text:style-name="T11">N°Commande</text:span><text:span text:style-name="T4"> et </text:span><text:span text:style-name="T11">N°Article</text:span><text:span text:style-name="T4"> des tables </text:span><text:span text:style-name="T11">Commande</text:span><text:span text:style-name="T4"> et </text:span><text:span text:style-name="T11">Article</text:span><text:span text:style-name="T4">, ses dernières servent à associer un (ou plusieurs) article à une commande spécifi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0:48:31.888246919</meta:creation-date>
    <dc:date>2022-04-25T13:06:31.198570277</dc:date>
    <meta:editing-duration>PT15M27S</meta:editing-duration>
    <meta:editing-cycles>2</meta:editing-cycles>
    <meta:generator>LibreOffice/7.3.2.2$Linux_X86_64 LibreOffice_project/30$Build-2</meta:generator>
    <meta:document-statistic meta:table-count="1" meta:image-count="0" meta:object-count="0" meta:page-count="1" meta:paragraph-count="9" meta:word-count="172" meta:character-count="1232" meta:non-whitespace-character-count="1069"/>
  </office:meta>
</office:document-meta>
</file>